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d0de" officeooo:paragraph-rsid="0016d0de"/>
    </style:style>
    <style:style style:name="P2" style:family="paragraph" style:parent-style-name="Standard">
      <style:text-properties officeooo:rsid="00193780" officeooo:paragraph-rsid="00193780"/>
    </style:style>
    <style:style style:name="P3" style:family="paragraph" style:parent-style-name="Standard">
      <style:text-properties officeooo:rsid="0019bd20" officeooo:paragraph-rsid="0019bd20"/>
    </style:style>
    <style:style style:name="P4" style:family="paragraph" style:parent-style-name="Standard">
      <style:text-properties officeooo:rsid="001c3137" officeooo:paragraph-rsid="001c3137"/>
    </style:style>
    <style:style style:name="P5" style:family="paragraph" style:parent-style-name="Standard">
      <style:text-properties officeooo:rsid="001f693c" officeooo:paragraph-rsid="001f693c"/>
    </style:style>
    <style:style style:name="P6" style:family="paragraph" style:parent-style-name="Standard">
      <style:text-properties officeooo:rsid="00211a35" officeooo:paragraph-rsid="00211a35"/>
    </style:style>
    <style:style style:name="P7" style:family="paragraph" style:parent-style-name="Standard">
      <style:text-properties officeooo:rsid="00223c77" officeooo:paragraph-rsid="00223c77"/>
    </style:style>
    <style:style style:name="P8" style:family="paragraph" style:parent-style-name="Standard">
      <style:text-properties officeooo:rsid="002336c0" officeooo:paragraph-rsid="002336c0"/>
    </style:style>
    <style:style style:name="P9" style:family="paragraph" style:parent-style-name="Standard">
      <style:text-properties officeooo:rsid="00235fbf" officeooo:paragraph-rsid="00235fbf"/>
    </style:style>
    <style:style style:name="P10" style:family="paragraph" style:parent-style-name="Standard">
      <style:text-properties officeooo:rsid="0024f581" officeooo:paragraph-rsid="0024f581"/>
    </style:style>
    <style:style style:name="P11" style:family="paragraph" style:parent-style-name="Standard">
      <style:text-properties officeooo:rsid="0026409d" officeooo:paragraph-rsid="0026409d"/>
    </style:style>
    <style:style style:name="P12" style:family="paragraph" style:parent-style-name="Standard">
      <style:text-properties officeooo:rsid="00281b9f" officeooo:paragraph-rsid="00281b9f"/>
    </style:style>
    <style:style style:name="P13" style:family="paragraph" style:parent-style-name="Standard">
      <style:text-properties officeooo:rsid="00284ea8" officeooo:paragraph-rsid="00284ea8"/>
    </style:style>
    <style:style style:name="P14" style:family="paragraph" style:parent-style-name="Standard">
      <style:text-properties officeooo:rsid="002bac99" officeooo:paragraph-rsid="002bac99"/>
    </style:style>
    <style:style style:name="P15" style:family="paragraph" style:parent-style-name="Standard">
      <style:text-properties officeooo:rsid="002bac99" officeooo:paragraph-rsid="002bb3f3"/>
    </style:style>
    <style:style style:name="P16" style:family="paragraph" style:parent-style-name="Standard">
      <style:text-properties officeooo:rsid="002bfb81" officeooo:paragraph-rsid="002bfb81"/>
    </style:style>
    <style:style style:name="P17" style:family="paragraph" style:parent-style-name="Standard">
      <style:text-properties officeooo:rsid="00304866" officeooo:paragraph-rsid="00304866"/>
    </style:style>
    <style:style style:name="P18" style:family="paragraph" style:parent-style-name="Standard">
      <style:text-properties officeooo:rsid="002bb3f3" officeooo:paragraph-rsid="002ddf1b"/>
    </style:style>
    <style:style style:name="P19" style:family="paragraph" style:parent-style-name="Standard">
      <style:text-properties officeooo:rsid="0030e687" officeooo:paragraph-rsid="0030e687"/>
    </style:style>
    <style:style style:name="P20" style:family="paragraph" style:parent-style-name="Standard">
      <style:text-properties officeooo:rsid="00334a16" officeooo:paragraph-rsid="0034f5bf"/>
    </style:style>
    <style:style style:name="P21" style:family="paragraph" style:parent-style-name="Standard">
      <style:text-properties officeooo:rsid="0034f5bf" officeooo:paragraph-rsid="0034f5bf"/>
    </style:style>
    <style:style style:name="P22" style:family="paragraph" style:parent-style-name="Standard">
      <style:text-properties officeooo:rsid="0035675f" officeooo:paragraph-rsid="0035675f"/>
    </style:style>
    <style:style style:name="P23" style:family="paragraph" style:parent-style-name="Standard">
      <style:text-properties officeooo:rsid="00366148" officeooo:paragraph-rsid="00366148"/>
    </style:style>
    <style:style style:name="P24" style:family="paragraph" style:parent-style-name="Standard">
      <style:text-properties officeooo:rsid="00378e47" officeooo:paragraph-rsid="00378e47"/>
    </style:style>
    <style:style style:name="P25" style:family="paragraph" style:parent-style-name="Standard">
      <style:text-properties officeooo:rsid="00382266" officeooo:paragraph-rsid="00382266"/>
    </style:style>
    <style:style style:name="P26" style:family="paragraph" style:parent-style-name="Standard">
      <style:text-properties officeooo:rsid="0039a6c8" officeooo:paragraph-rsid="0039a6c8"/>
    </style:style>
    <style:style style:name="P27" style:family="paragraph" style:parent-style-name="Standard">
      <style:text-properties officeooo:rsid="0039a6c8" officeooo:paragraph-rsid="003a2986"/>
    </style:style>
    <style:style style:name="P28" style:family="paragraph" style:parent-style-name="Standard">
      <style:text-properties officeooo:rsid="003ea790" officeooo:paragraph-rsid="003ea790"/>
    </style:style>
    <style:style style:name="P29" style:family="paragraph" style:parent-style-name="Standard">
      <style:text-properties officeooo:rsid="003ed8a1" officeooo:paragraph-rsid="003ed8a1"/>
    </style:style>
    <style:style style:name="P30" style:family="paragraph" style:parent-style-name="Standard">
      <style:text-properties officeooo:rsid="003f5ddf" officeooo:paragraph-rsid="003f5ddf"/>
    </style:style>
    <style:style style:name="P31" style:family="paragraph" style:parent-style-name="Standard">
      <style:text-properties officeooo:rsid="00401f10" officeooo:paragraph-rsid="00401f10"/>
    </style:style>
    <style:style style:name="P32" style:family="paragraph" style:parent-style-name="Standard">
      <style:text-properties officeooo:rsid="0041a2fa" officeooo:paragraph-rsid="0041a2fa"/>
    </style:style>
    <style:style style:name="P33" style:family="paragraph" style:parent-style-name="Standard">
      <style:text-properties officeooo:rsid="0041fea5" officeooo:paragraph-rsid="0041fea5"/>
    </style:style>
    <style:style style:name="P34" style:family="paragraph" style:parent-style-name="Standard">
      <style:text-properties officeooo:rsid="0043c235" officeooo:paragraph-rsid="0043c235"/>
    </style:style>
    <style:style style:name="P35" style:family="paragraph" style:parent-style-name="Standard">
      <style:text-properties officeooo:rsid="004542eb" officeooo:paragraph-rsid="004542eb"/>
    </style:style>
    <style:style style:name="P36" style:family="paragraph" style:parent-style-name="Standard">
      <style:text-properties officeooo:rsid="00455377" officeooo:paragraph-rsid="00455377"/>
    </style:style>
    <style:style style:name="P37" style:family="paragraph" style:parent-style-name="Standard">
      <style:text-properties officeooo:rsid="0045e0f7" officeooo:paragraph-rsid="0045e0f7"/>
    </style:style>
    <style:style style:name="P38" style:family="paragraph" style:parent-style-name="Standard">
      <style:text-properties officeooo:rsid="0047c4a2" officeooo:paragraph-rsid="0047c4a2"/>
    </style:style>
    <style:style style:name="P39" style:family="paragraph" style:parent-style-name="Standard">
      <style:text-properties officeooo:rsid="004ac14e" officeooo:paragraph-rsid="004ac14e"/>
    </style:style>
    <style:style style:name="P40" style:family="paragraph" style:parent-style-name="Standard">
      <style:text-properties officeooo:rsid="003213e4" officeooo:paragraph-rsid="003213e4"/>
    </style:style>
    <style:style style:name="P41" style:family="paragraph" style:parent-style-name="Standard">
      <style:text-properties officeooo:rsid="00366148" officeooo:paragraph-rsid="004ebf18"/>
    </style:style>
    <style:style style:name="P42" style:family="paragraph" style:parent-style-name="Standard">
      <style:text-properties officeooo:rsid="00378e47" officeooo:paragraph-rsid="004ebf18"/>
    </style:style>
    <style:style style:name="P43" style:family="paragraph" style:parent-style-name="Standard">
      <style:text-properties officeooo:rsid="0036c3bd" officeooo:paragraph-rsid="0036c3bd"/>
    </style:style>
    <style:style style:name="P44" style:family="paragraph" style:parent-style-name="Standard">
      <style:text-properties officeooo:rsid="004ebf18" officeooo:paragraph-rsid="004ebf18"/>
    </style:style>
    <style:style style:name="P45" style:family="paragraph" style:parent-style-name="Standard">
      <style:text-properties officeooo:rsid="0039a6c8" officeooo:paragraph-rsid="00524b8b"/>
    </style:style>
    <style:style style:name="P46" style:family="paragraph" style:parent-style-name="Standard">
      <style:text-properties officeooo:rsid="0041a2fa" officeooo:paragraph-rsid="005e09ee"/>
    </style:style>
    <style:style style:name="P47" style:family="paragraph" style:parent-style-name="Standard">
      <style:text-properties officeooo:rsid="004542eb" officeooo:paragraph-rsid="004542eb"/>
    </style:style>
    <style:style style:name="P48" style:family="paragraph" style:parent-style-name="Standard">
      <style:text-properties officeooo:rsid="005fc584" officeooo:paragraph-rsid="005fc584"/>
    </style:style>
    <style:style style:name="P49" style:family="paragraph" style:parent-style-name="Standard">
      <style:text-properties officeooo:rsid="006a6794" officeooo:paragraph-rsid="006a6794"/>
    </style:style>
    <style:style style:name="T1" style:family="text">
      <style:text-properties officeooo:rsid="00181ded"/>
    </style:style>
    <style:style style:name="T2" style:family="text">
      <style:text-properties officeooo:rsid="0019bd20"/>
    </style:style>
    <style:style style:name="T3" style:family="text">
      <style:text-properties officeooo:rsid="001c3137"/>
    </style:style>
    <style:style style:name="T4" style:family="text">
      <style:text-properties officeooo:rsid="001d7a77"/>
    </style:style>
    <style:style style:name="T5" style:family="text">
      <style:text-properties officeooo:rsid="001f693c"/>
    </style:style>
    <style:style style:name="T6" style:family="text">
      <style:text-properties officeooo:rsid="0024f581"/>
    </style:style>
    <style:style style:name="T7" style:family="text">
      <style:text-properties officeooo:rsid="002e66b3"/>
    </style:style>
    <style:style style:name="T8" style:family="text">
      <style:text-properties officeooo:rsid="0034f5bf"/>
    </style:style>
    <style:style style:name="T9" style:family="text">
      <style:text-properties style:text-position="super 58%"/>
    </style:style>
    <style:style style:name="T10" style:family="text">
      <style:text-properties style:text-position="super 58%" officeooo:rsid="0041fea5"/>
    </style:style>
    <style:style style:name="T11" style:family="text">
      <style:text-properties officeooo:rsid="0041fea5"/>
    </style:style>
    <style:style style:name="T12" style:family="text">
      <style:text-properties officeooo:rsid="0043c235"/>
    </style:style>
    <style:style style:name="T13" style:family="text">
      <style:text-properties officeooo:rsid="00496504"/>
    </style:style>
    <style:style style:name="T14" style:family="text">
      <style:text-properties officeooo:rsid="0049db11"/>
    </style:style>
    <style:style style:name="T15" style:family="text">
      <style:text-properties officeooo:rsid="004ac14e"/>
    </style:style>
    <style:style style:name="T16" style:family="text">
      <style:text-properties officeooo:rsid="004b3336"/>
    </style:style>
    <style:style style:name="T17" style:family="text">
      <style:text-properties officeooo:rsid="004cd219"/>
    </style:style>
    <style:style style:name="T18" style:family="text">
      <style:text-properties officeooo:rsid="004ebf18"/>
    </style:style>
    <style:style style:name="T19" style:family="text">
      <style:text-properties officeooo:rsid="0051ddda"/>
    </style:style>
    <style:style style:name="T20" style:family="text">
      <style:text-properties officeooo:rsid="00524b8b"/>
    </style:style>
    <style:style style:name="T21" style:family="text">
      <style:text-properties officeooo:rsid="0052a7f1"/>
    </style:style>
    <style:style style:name="T22" style:family="text">
      <style:text-properties officeooo:rsid="005412f5"/>
    </style:style>
    <style:style style:name="T23" style:family="text">
      <style:text-properties officeooo:rsid="0054f5e2"/>
    </style:style>
    <style:style style:name="T24" style:family="text">
      <style:text-properties officeooo:rsid="0057a193"/>
    </style:style>
    <style:style style:name="T25" style:family="text">
      <style:text-properties officeooo:rsid="00595853"/>
    </style:style>
    <style:style style:name="T26" style:family="text">
      <style:text-properties officeooo:rsid="005c1b2c"/>
    </style:style>
    <style:style style:name="T27" style:family="text">
      <style:text-properties officeooo:rsid="005daacb"/>
    </style:style>
    <style:style style:name="T28" style:family="text">
      <style:text-properties officeooo:rsid="005e09ee"/>
    </style:style>
    <style:style style:name="T29" style:family="text">
      <style:text-properties officeooo:rsid="005e1a6a"/>
    </style:style>
    <style:style style:name="T30" style:family="text">
      <style:text-properties officeooo:rsid="005f0ba3"/>
    </style:style>
    <style:style style:name="T31" style:family="text">
      <style:text-properties officeooo:rsid="00610c55"/>
    </style:style>
    <style:style style:name="T32" style:family="text">
      <style:text-properties officeooo:rsid="0062818b"/>
    </style:style>
    <style:style style:name="T33" style:family="text">
      <style:text-properties officeooo:rsid="0064558b"/>
    </style:style>
    <style:style style:name="T34" style:family="text">
      <style:text-properties officeooo:rsid="00658ddc"/>
    </style:style>
    <style:style style:name="T35" style:family="text">
      <style:text-properties officeooo:rsid="0066789b"/>
    </style:style>
    <style:style style:name="T36" style:family="text">
      <style:text-properties officeooo:rsid="00686b84"/>
    </style:style>
    <style:style style:name="T37" style:family="text">
      <style:text-properties officeooo:rsid="006cc7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everybody, my name is LE Van Linh.</text:p>
      <text:p text:style-name="P1">Today, I am very pleasured to present our works about predicting the landmarks on <text:span text:style-name="T32">biological imagess</text:span>.</text:p>
      <text:p text:style-name="P1">This is a collaborative-research with Marie <text:span text:style-name="T13">BEURTON-AIMAR</text:span>, <text:span text:style-name="T1">Akka ZEMMARI, who are my supervisors. They are working at LaBRI, Bordeaux University; and, Nicolas PARISEY, a collaborative-researcher in France, he is working at INRA Rennes.</text:span></text:p>
      <text:p text:style-name="P1"/>
      <text:p text:style-name="P2">Slide <text:span text:style-name="T4">1</text:span></text:p>
      <text:p text:style-name="P2">In the research, we study the interaction between the evolution of insect with the environment based on the morphometry characteristic<text:span text:style-name="T14">s</text:span> for examples shape, size, landmarks.</text:p>
      <text:p text:style-name="P2">As a collaboration with the biologists, in this study, we have chosen landmarks to do that.</text:p>
      <text:p text:style-name="P2">Landmark is a kind of point of interest. <text:span text:style-name="T2">It contains the information about ….</text:span></text:p>
      <text:p text:style-name="P3">for example, the intersection of veins on fly wings, the corner of beetle’s pronotum.</text:p>
      <text:p text:style-name="P3"/>
      <text:p text:style-name="P3">Slide <text:span text:style-name="T4">2</text:span></text:p>
      <text:p text:style-name="P3">In this project, we used a dataset includes the images of 293 beetles in France. For each beetle, we have captured 5 images corresponding to 5 parts of beetles: left, right mandible, head, body and pronotum.</text:p>
      <text:p text:style-name="P3">All the images are taken under <text:span text:style-name="T3">the </text:span>same camera with the same conditions.</text:p>
      <text:p text:style-name="P3">In the context of this study, we focus on pronotum images</text:p>
      <text:p text:style-name="P3"/>
      <text:p text:style-name="P4">Slide <text:span text:style-name="T5">3</text:span></text:p>
      <text:p text:style-name="P5">3-1</text:p>
      <text:p text:style-name="P4">In the previous study, we have estimated the landmarks on left and right mandible. In this case, the mandibles are easy to segment and most of landmarks are stayed on the shape of mandibles. </text:p>
      <text:p text:style-name="P5">3-2</text:p>
      <text:p text:style-name="P4">In the case of pronotum is different. We have both the landmarks on the shape and inside the object. Additional, the segmentation is very noises, it really difficult to apply the same method than mandible<text:span text:style-name="T33">s</text:span>.</text:p>
      <text:p text:style-name="P5">3-3</text:p>
      <text:p text:style-name="P4">So, <text:span text:style-name="T5">the question is</text:span> <text:span text:style-name="T5">h</text:span>ow to predict the landmarks on pronotum images <text:span text:style-name="T34">without segmentation step</text:span>?</text:p>
      <text:p text:style-name="P5">In this presentation, I will <text:span text:style-name="T14">show</text:span> to you the method that we <text:span text:style-name="T14">have </text:span>use<text:span text:style-name="T14">d</text:span> to solve this question.</text:p>
      <text:p text:style-name="P5"/>
      <text:p text:style-name="P5">Slide 4</text:p>
      <text:p text:style-name="P6">In this presentatio<text:span text:style-name="T15">n</text:span>, firstly I will present a short summary about deep learning and convolutional neural network.</text:p>
      <text:p text:style-name="P6">Then, I will talk about our network which we have used to predict the landmarks on pronotum images. In this part, I will also talk about the process to augment our data and the experiments.</text:p>
      <text:p text:style-name="P7">At the end, we would like to show the result that we have obtained.</text:p>
      <text:p text:style-name="P7"/>
      <text:p text:style-name="P8">Slide 5</text:p>
      <text:p text:style-name="P10">5-1</text:p>
      <text:p text:style-name="P9">As we known, deep learning is a class of machine learning. It use a cascade of multi layers to extract and transform the features. The output of a layer may be used as input of the next layer. <text:span text:style-name="T6">Like other machine learning methods, deep learning can also learn in supervised or unsupervised mode.</text:span></text:p>
      <text:p text:style-name="P11">5-2</text:p>
      <text:p text:style-name="P11">From the beginning until now, deep learning have applied in many tasks in different subjects, such as computer vision, speech recognition, or language translation,…</text:p>
      <text:p text:style-name="P11"/>
      <text:p text:style-name="P12">Slide 6</text:p>
      <text:p text:style-name="P39">In the methods of deep learning, CNN <text:span text:style-name="T16">have been</text:span> known as a popular method.</text:p>
      <text:p text:style-name="P13"><text:soft-page-break/>A CNN usually contains an input, an output and multiple hidden layers between input and output. The computing in CNN is mostly affect in 3 dimensions: width, height and depth.</text:p>
      <text:p text:style-name="P13">Some commonly layers that used as hidden layers in CNN are <text:s/>CONV, POOLING, DROPOUT, …</text:p>
      <text:p text:style-name="P14">Slide 7</text:p>
      <text:p text:style-name="P16">7-1</text:p>
      <text:p text:style-name="P15">Based on the knowledge about deep learning and CNN, we proposed an architecture to predict the landmarks <text:span text:style-name="T35">on biological images.</text:span> <text:span text:style-name="T7">that</text:span> includes some elementary block. Each elementary block includes a CONV layer, a max POOL layer and a DROPOUT layer.</text:p>
      <text:p text:style-name="P18">7-2</text:p>
      <text:p text:style-name="P17">Our model includes 3 elementary blocks, followed by 3 full-connected layers and a dropout layers. The <text:s/>output of the last FC layer is 16 corresponding to the coordinates of 8 landmarks on pronotum <text:span text:style-name="T36">images</text:span>.</text:p>
      <text:p text:style-name="P40">That is the architecture of our network.</text:p>
      <text:p text:style-name="P40"/>
      <text:p text:style-name="P19">Slide 8</text:p>
      <text:p text:style-name="P21">8-1</text:p>
      <text:p text:style-name="P49">The next of presentation, I would like to tell you the data augmentation method. </text:p>
      <text:p text:style-name="P21">8-2</text:p>
      <text:p text:style-name="P20">So, we <text:span text:style-name="T17">have</text:span> use<text:span text:style-name="T17">d</text:span> 2 strategies to augment the data. <text:span text:style-name="T8">In the first strategy, we have added a constant for each channels of the images.</text:span></text:p>
      <text:p text:style-name="P21">8-3</text:p>
      <text:p text:style-name="P21">In the second strategy, we have splitted the channels of the images. </text:p>
      <text:p text:style-name="P21">8-4</text:p>
      <text:p text:style-name="P21">From a<text:span text:style-name="T18">n</text:span> original image, <text:span text:style-name="T17">by applying 2 strategies of augmentation data, </text:span>we have six version<text:span text:style-name="T17">s of image</text:span>. In total, we have 2,051 images.</text:p>
      <text:p text:style-name="P21"/>
      <text:p text:style-name="P22">Slide 9</text:p>
      <text:p text:style-name="P41">The model have been trained with 1820 images in 5000 epochs.</text:p>
      <text:p text:style-name="P41"><text:s/>During training, the momentum and learning rate have been adjusted to adapt with the number of epochs.</text:p>
      <text:p text:style-name="P23">The image shows the losses during training, the blue curve presents for the training loss and green curves is validation loss.</text:p>
      <text:p text:style-name="P23"/>
      <text:p text:style-name="P43">Slide 10</text:p>
      <text:p text:style-name="P44">To obtain the predicted <text:span text:style-name="T19">on</text:span> all images, we have applied cross-validation method to select the training data and the testing data.</text:p>
      <text:p text:style-name="P42">Then, we calculate the distance between predicted and corresponding manual landmarks.</text:p>
      <text:p text:style-name="P24">Images show the predicted landmarks on the images. In case a, we present the result on a good prediction, while image b is a not good result.</text:p>
      <text:p text:style-name="P24"/>
      <text:p text:style-name="P25">Slide 11</text:p>
      <text:p text:style-name="P25">11 -1</text:p>
      <text:p text:style-name="P25"><text:span text:style-name="T21">In the first evaluation</text:span>, we considers <text:span text:style-name="T22">the</text:span> quality metrics <text:span text:style-name="T23">between the coordinates of predicted landmarks and manual landmarks</text:span> such as coefficient of determination, explained variance or pearson correlation.</text:p>
      <text:p text:style-name="P25">The metrics of x and y coordinates are very high quality.</text:p>
      <text:p text:style-name="P25">11-2</text:p>
      <text:p text:style-name="P45"><text:span text:style-name="T24">Besides the quality metrics, the real postion of landmarks are also considered. So, w</text:span>e consider the distance between the landmarks. <text:span text:style-name="T20">The table below shows the statistic on average distance per landmark</text:span>. <text:span text:style-name="T25">The minimum distance is 4 pixels. In image processing, this results are not</text:span> precise<text:span text:style-name="T37">d</text:span>.</text:p>
      <text:p text:style-name="P28">So, we turn the study to another strategy: transfer learning</text:p>
      <text:p text:style-name="P27"><text:soft-page-break/></text:p>
      <text:p text:style-name="P26">Slide 12</text:p>
      <text:p text:style-name="P29">Transfer learning is a research problem in machine learning that re-uses a model that developed for a specific task/dataset to another task with another dataset.</text:p>
      <text:p text:style-name="P29">In which, fine-tuning is known as a scenario of transfer learning. That is technique that we retrains a pretrained model on a new dataset.</text:p>
      <text:p text:style-name="P30">For example, in Caffe library, they have shared many pretrained models for the researchers.</text:p>
      <text:p text:style-name="P30"/>
      <text:p text:style-name="P31">Slide 13</text:p>
      <text:p text:style-name="P31">13 - 1</text:p>
      <text:p text:style-name="P31">Come back again with our problem, we have tried some pretrained model on our data, such as VGG-S, ResNet50. <text:span text:style-name="T26">But</text:span>, the results are not precised on our data.</text:p>
      <text:p text:style-name="P31">So, we have decided to train our model on a combined data<text:span text:style-name="T27">set</text:span> from 3 parts of beetle: head, body and protum. Then, we will fine-tune the pretrained model on pronotum images.</text:p>
      <text:p text:style-name="P31">13 – 2</text:p>
      <text:p text:style-name="P32">By applying the same method to augment the data, we have use 5460 images for training. </text:p>
      <text:p text:style-name="P32">However, the number of landmarks are different on each part, for examples: we have 10 landmarks on head parts, 11 landmarks on body part and 8 landmarks on pronotum part.</text:p>
      <text:p text:style-name="P32">13-3 </text:p>
      <text:p text:style-name="P46">For biologists, the landmarks have a specific meaning. We cannot <text:span text:style-name="T28">arbitrary</text:span> add the landmarks. So, we have decided to remove some landmarks on body and head parts. Specifically, we have remove<text:span text:style-name="T29">d</text:span> the landmark 5<text:span text:style-name="T10">th</text:span><text:span text:style-name="T11"> </text:span>and 6<text:span text:style-name="T9">th</text:span> on head part, and the landmark 1<text:span text:style-name="T9">st</text:span>, 6<text:span text:style-name="T9">th</text:span> and 9<text:span text:style-name="T9">th</text:span> on body part.</text:p>
      <text:p text:style-name="P32"/>
      <text:p text:style-name="P33">Slide 14</text:p>
      <text:p text:style-name="P34">14-1</text:p>
      <text:p text:style-name="P33">By doing the same evaluation way, we have calculated the average distance between the <text:span text:style-name="T29">predicted and manual</text:span> landmarks. The results show that <text:span text:style-name="T12">the</text:span> quality of <text:span text:style-name="T12">predicted </text:span>landmarks have been improved significantly. <text:span text:style-name="T30">This table shows the average distances per landmark on pronotum image.</text:span></text:p>
      <text:p text:style-name="P34">14-2</text:p>
      <text:p text:style-name="P35">The table in this slide show the average distance<text:span text:style-name="T37">s</text:span> and standard deviation<text:span text:style-name="T37">s</text:span> of two studying processes.</text:p>
      <text:p text:style-name="P35">We can clearly see that the result have been improved.</text:p>
      <text:p text:style-name="P35"/>
      <text:p text:style-name="P35">Slide 15</text:p>
      <text:p text:style-name="P35">In this slide, I show you two distribution examples of distances on landmarks 1<text:span text:style-name="T9">st</text:span> and landmark 6<text:span text:style-name="T9">th.</text:span></text:p>
      <text:p text:style-name="P48">The left image is the result when we trained the model from scratch, and the right side is the result when we apply fine-tuning.</text:p>
      <text:p text:style-name="P36">The results of fine-tuning are very precised.</text:p>
      <text:p text:style-name="P36"/>
      <text:p text:style-name="P36">Slide 16</text:p>
      <text:p text:style-name="P37">In this study, we have proposed a CNN to predict the landmarks on pronotum images.</text:p>
      <text:p text:style-name="P37">We have also proposed a new method to augment the dataset.</text:p>
      <text:p text:style-name="P37">For experiments, we have applied two techniques to evaluate the model: training from scratch and fine-tuning.</text:p>
      <text:p text:style-name="P37"><text:span text:style-name="T31">The model can detect the landmarks</text:span> without a segmentation step. And It allows to repace the manual landmarks.</text:p>
      <text:p text:style-name="P37"/>
      <text:p text:style-name="P38">In the future, we will continue to improve the quality of predicted landmark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07:57.219253143</meta:creation-date>
    <meta:generator>LibreOffice/5.1.6.2$Linux_X86_64 LibreOffice_project/10m0$Build-2</meta:generator>
    <dc:date>2018-05-06T23:42:12.431975199</dc:date>
    <meta:editing-duration>PT3H38M26S</meta:editing-duration>
    <meta:editing-cycles>83</meta:editing-cycles>
    <meta:document-statistic meta:table-count="0" meta:image-count="0" meta:object-count="0" meta:page-count="3" meta:paragraph-count="92" meta:word-count="1307" meta:character-count="7618" meta:non-whitespace-character-count="6394"/>
  </office:meta>
</office:document-meta>
</file>